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e ou b</text:p>
          </table:table-cell>
          <table:table-cell table:style-name="ce90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erro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 ou e</text:p>
          </table:table-cell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6:20:37.6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10-13T22:47:38.987000000</dc:date>
    <meta:generator>LibreOffice/6.1.4.2$Windows_X86_64 LibreOffice_project/9d0f32d1f0b509096fd65e0d4bec26ddd1938fd3</meta:generator>
    <meta:editing-duration>PT16H37M10S</meta:editing-duration>
    <meta:editing-cycles>16</meta:editing-cycles>
    <meta:document-statistic meta:table-count="6" meta:cell-count="7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